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learning Platform: Microservice Module Breakdown</text:h>
      <text:p text:style-name="Text_20_body">Here's a breakdown of the key modules you would find within each microservice, along with common cross-cutting modules applicable to most services.</text:p>
      <text:h text:style-name="Heading_20_2" text:outline-level="2">Common Modules (Across Most Microservices)</text:h>
      <text:p text:style-name="Text_20_body">These modules handle cross-cutting concerns and are typically present in almost every service:</text:p>
      <text:list xml:id="list3622709857" text:style-name="L1">
        <text:list-item>
          <text:p text:style-name="P1"><text:span text:style-name="Strong_20_Emphasis"><text:span text:style-name="Source_20_Text">config/</text:span></text:span>: Manages environment variables, API keys, database connection strings, and other service-specific configurations.</text:p>
        </text:list-item>
        <text:list-item>
          <text:p text:style-name="P1"><text:span text:style-name="Strong_20_Emphasis"><text:span text:style-name="Source_20_Text">utils/</text:span></text:span>: Contains shared utility functions (e.g., date formatting, data validation helpers, string manipulation, error formatting).</text:p>
        </text:list-item>
        <text:list-item>
          <text:p text:style-name="P1"><text:span text:style-name="Strong_20_Emphasis"><text:span text:style-name="Source_20_Text">middleware/</text:span></text:span>: Express.js middleware functions for common tasks like JWT validation, error handling, request logging, and rate limiting.</text:p>
        </text:list-item>
        <text:list-item>
          <text:p text:style-name="P1"><text:span text:style-name="Strong_20_Emphasis"><text:span text:style-name="Source_20_Text">logger/</text:span></text:span>: Configures and provides the logging instance (e.g., Winston or Pino) for consistent logging practices across the service.</text:p>
        </text:list-item>
        <text:list-item>
          <text:p text:style-name="P1"><text:span text:style-name="Strong_20_Emphasis"><text:span text:style-name="Source_20_Text">errors/</text:span></text:span>: Defines custom error classes for specific application errors (e.g., <text:span text:style-name="Source_20_Text">NotFoundError</text:span>, <text:span text:style-name="Source_20_Text">UnauthorizedError</text:span>, <text:span text:style-name="Source_20_Text">ValidationError</text:span>).</text:p>
        </text:list-item>
        <text:list-item>
          <text:p text:style-name="P1"><text:span text:style-name="Strong_20_Emphasis"><text:span text:style-name="Source_20_Text">test/</text:span></text:span>: Contains unit and integration tests for the service's modules and endpoints.</text:p>
        </text:list-item>
        <text:list-item>
          <text:p text:style-name="P1"><text:span text:style-name="Strong_20_Emphasis"><text:span text:style-name="Source_20_Text">events/producers/</text:span></text:span>: (If the service publishes events) Contains logic for constructing and sending messages to the message queue.</text:p>
        </text:list-item>
        <text:list-item>
          <text:p text:style-name="P1"><text:span text:style-name="Strong_20_Emphasis"><text:span text:style-name="Source_20_Text">events/consumers/</text:span></text:span>: (If the service consumes events) Contains logic for subscribing to specific message queue topics/queues and processing incoming messages.</text:p>
        </text:list-item>
      </text:list>
      <text:h text:style-name="Heading_20_2" text:outline-level="2">Individual Microservice Module Breakdown</text:h>
      <text:h text:style-name="Heading_20_3" text:outline-level="3">1. User &amp; Authentication Service</text:h>
      <text:p text:style-name="Text_20_body"><text:span text:style-name="Strong_20_Emphasis">Purpose:</text:span> Manages user accounts, authentication, authorization, and user profiles.</text:p>
      <text:list xml:id="list4032660085" text:style-name="L2">
        <text:list-item>
          <text:p text:style-name="P2"><text:span text:style-name="Strong_20_Emphasis"><text:span text:style-name="Source_20_Text">models/user.js</text:span></text:span>: Defines the user schema (e.g., Mongoose schema, Sequelize model, TypeORM entity) and handles basic data validation.</text:p>
        </text:list-item>
        <text:list-item>
          <text:p text:style-name="P2"><text:span text:style-name="Strong_20_Emphasis"><text:span text:style-name="Source_20_Text">repositories/userRepository.js</text:span></text:span>: Interacts directly with the database for user-related CRUD operations (create, read, update, delete).</text:p>
        </text:list-item>
        <text:list-item>
          <text:p text:style-name="P2"><text:span text:style-name="Strong_20_Emphasis"><text:span text:style-name="Source_20_Text">services/authService.js</text:span></text:span>: Contains business logic for user registration, login, password hashing (<text:span text:style-name="Source_20_Text">bcrypt</text:span>), JWT generation (<text:span text:style-name="Source_20_Text">jsonwebtoken</text:span>), password reset, and MFA logic (<text:span text:style-name="Source_20_Text">speakeasy</text:span>).</text:p>
        </text:list-item>
        <text:list-item>
          <text:p text:style-name="P2"><text:soft-page-break/><text:span text:style-name="Strong_20_Emphasis"><text:span text:style-name="Source_20_Text">services/userService.js</text:span></text:span>: Contains business logic for managing user profiles, updating user data, and role assignments.</text:p>
        </text:list-item>
        <text:list-item>
          <text:p text:style-name="P2"><text:span text:style-name="Strong_20_Emphasis"><text:span text:style-name="Source_20_Text">controllers/userController.js</text:span></text:span>: Handles incoming API requests related to user management.</text:p>
        </text:list-item>
        <text:list-item>
          <text:p text:style-name="P2"><text:span text:style-name="Strong_20_Emphasis"><text:span text:style-name="Source_20_Text">controllers/authController.js</text:span></text:span>: Handles incoming API requests for registration, login, and authentication-related endpoints.</text:p>
        </text:list-item>
        <text:list-item>
          <text:p text:style-name="P2"><text:span text:style-name="Strong_20_Emphasis"><text:span text:style-name="Source_20_Text">routes/authRoutes.js</text:span></text:span>: Defines API routes for authentication (e.g., <text:span text:style-name="Source_20_Text">/auth/register</text:span>, <text:span text:style-name="Source_20_Text">/auth/login</text:span>, <text:span text:style-name="Source_20_Text">/auth/mfa/setup</text:span>).</text:p>
        </text:list-item>
        <text:list-item>
          <text:p text:style-name="P2"><text:span text:style-name="Strong_20_Emphasis"><text:span text:style-name="Source_20_Text">routes/userRoutes.js</text:span></text:span>: Defines API routes for user profiles (e.g., <text:span text:style-name="Source_20_Text">/users/:id</text:span>, <text:span text:style-name="Source_20_Text">/users/profile</text:span>).</text:p>
        </text:list-item>
        <text:list-item>
          <text:p text:style-name="P2"><text:span text:style-name="Strong_20_Emphasis"><text:span text:style-name="Source_20_Text">middleware/authMiddleware.js</text:span></text:span>: JWT validation and authorization middleware to protect routes.</text:p>
        </text:list-item>
        <text:list-item>
          <text:p text:style-name="P2"><text:span text:style-name="Strong_20_Emphasis"><text:span text:style-name="Source_20_Text">events/producers/userEventProducer.js</text:span></text:span>: Publishes events like <text:span text:style-name="Source_20_Text">user.registered</text:span>, <text:span text:style-name="Source_20_Text">user.updated</text:span>.</text:p>
        </text:list-item>
      </text:list>
      <text:h text:style-name="Heading_20_3" text:outline-level="3">2. Course Management Service</text:h>
      <text:p text:style-name="Text_20_body"><text:span text:style-name="Strong_20_Emphasis">Purpose:</text:span> Manages creation, editing, and retrieval of course content (modules, lessons, quizzes).</text:p>
      <text:list xml:id="list3340841265" text:style-name="L3">
        <text:list-item>
          <text:p text:style-name="P3"><text:span text:style-name="Strong_20_Emphasis"><text:span text:style-name="Source_20_Text">models/course.js</text:span></text:span>: Defines course schema (title, description, instructor).</text:p>
        </text:list-item>
        <text:list-item>
          <text:p text:style-name="P3"><text:span text:style-name="Strong_20_Emphasis"><text:span text:style-name="Source_20_Text">models/module.js</text:span></text:span>: Defines module schema (name, description, order).</text:p>
        </text:list-item>
        <text:list-item>
          <text:p text:style-name="P3"><text:span text:style-name="Strong_20_Emphasis"><text:span text:style-name="Source_20_Text">models/lesson.js</text:span></text:span>: Defines lesson schema (title, content, type, duration).</text:p>
        </text:list-item>
        <text:list-item>
          <text:p text:style-name="P3"><text:span text:style-name="Strong_20_Emphasis"><text:span text:style-name="Source_20_Text">repositories/courseRepository.js</text:span></text:span>: Database interactions for courses, modules, lessons.</text:p>
        </text:list-item>
        <text:list-item>
          <text:p text:style-name="P3"><text:span text:style-name="Strong_20_Emphasis"><text:span text:style-name="Source_20_Text">services/courseService.js</text:span></text:span>: Business logic for creating, updating, deleting courses, managing modules and lessons within courses, and content validation.</text:p>
        </text:list-item>
        <text:list-item>
          <text:p text:style-name="P3"><text:span text:style-name="Strong_20_Emphasis"><text:span text:style-name="Source_20_Text">controllers/courseController.js</text:span></text:span>: Handles API requests for course content.</text:p>
        </text:list-item>
        <text:list-item>
          <text:p text:style-name="P3"><text:span text:style-name="Strong_20_Emphasis"><text:span text:style-name="Source_20_Text">routes/courseRoutes.js</text:span></text:span>: Defines API routes for courses (e.g., <text:span text:style-name="Source_20_Text">/courses</text:span>, <text:span text:style-name="Source_20_Text">/courses/:id/lessons</text:span>).</text:p>
        </text:list-item>
        <text:list-item>
          <text:p text:style-name="P3"><text:span text:style-name="Strong_20_Emphasis"><text:span text:style-name="Source_20_Text">events/producers/courseEventProducer.js</text:span></text:span>: Publishes events like <text:span text:style-name="Source_20_Text">course.created</text:span>, <text:span text:style-name="Source_20_Text">course.updated</text:span>, <text:span text:style-name="Source_20_Text">lesson.added</text:span>.</text:p>
        </text:list-item>
      </text:list>
      <text:h text:style-name="Heading_20_3" text:outline-level="3">3. Enrollment Service</text:h>
      <text:p text:style-name="Text_20_body"><text:span text:style-name="Strong_20_Emphasis">Purpose:</text:span> Manages user enrollments in courses, tracks their progress, and updates completion statuses.</text:p>
      <text:list xml:id="list2907723543" text:style-name="L4">
        <text:list-item>
          <text:p text:style-name="P4"><text:span text:style-name="Strong_20_Emphasis"><text:span text:style-name="Source_20_Text">models/enrollment.js</text:span></text:span>: Defines enrollment schema (user ID, course ID, status).</text:p>
        </text:list-item>
        <text:list-item>
          <text:p text:style-name="P4"><text:span text:style-name="Strong_20_Emphasis"><text:span text:style-name="Source_20_Text">models/progress.js</text:span></text:span>: Defines progress schema (enrollment ID, lesson ID, status, completion date).</text:p>
        </text:list-item>
        <text:list-item>
          <text:p text:style-name="P4"><text:soft-page-break/><text:span text:style-name="Strong_20_Emphasis"><text:span text:style-name="Source_20_Text">repositories/enrollmentRepository.js</text:span></text:span>: Database interactions for enrollments and progress.</text:p>
        </text:list-item>
        <text:list-item>
          <text:p text:style-name="P4"><text:span text:style-name="Strong_20_Emphasis"><text:span text:style-name="Source_20_Text">services/enrollmentService.js</text:span></text:span>: Business logic for enrolling users, updating lesson/module progress, marking course completion.</text:p>
        </text:list-item>
        <text:list-item>
          <text:p text:style-name="P4"><text:span text:style-name="Strong_20_Emphasis"><text:span text:style-name="Source_20_Text">controllers/enrollmentController.js</text:span></text:span>: Handles API requests for enrollment and progress.</text:p>
        </text:list-item>
        <text:list-item>
          <text:p text:style-name="P4"><text:span text:style-name="Strong_20_Emphasis"><text:span text:style-name="Source_20_Text">routes/enrollmentRoutes.js</text:span></text:span>: Defines API routes (e.g., <text:span text:style-name="Source_20_Text">/enrollments</text:span>, <text:span text:style-name="Source_20_Text">/enrollments/:id/progress</text:span>).</text:p>
        </text:list-item>
        <text:list-item>
          <text:p text:style-name="P4"><text:span text:style-name="Strong_20_Emphasis"><text:span text:style-name="Source_20_Text">events/consumers/courseEventConsumer.js</text:span></text:span>: Consumes <text:span text:style-name="Source_20_Text">course.created</text:span> to potentially auto-enroll users or perform initial setup.</text:p>
        </text:list-item>
        <text:list-item>
          <text:p text:style-name="P4"><text:span text:style-name="Strong_20_Emphasis"><text:span text:style-name="Source_20_Text">events/producers/enrollmentEventProducer.js</text:span></text:span>: Publishes events like <text:span text:style-name="Source_20_Text">course.enrolled</text:span>, <text:span text:style-name="Source_20_Text">lesson.completed</text:span>, <text:span text:style-name="Source_20_Text">module.completed</text:span>, <text:span text:style-name="Source_20_Text">course.completed</text:span>.</text:p>
        </text:list-item>
      </text:list>
      <text:h text:style-name="Heading_20_3" text:outline-level="3">4. Quiz &amp; Assessment Service</text:h>
      <text:p text:style-name="Text_20_body"><text:span text:style-name="Strong_20_Emphasis">Purpose:</text:span> Manages quiz questions, answers, and handles user submissions and grading.</text:p>
      <text:list xml:id="list1224694721" text:style-name="L5">
        <text:list-item>
          <text:p text:style-name="P5"><text:span text:style-name="Strong_20_Emphasis"><text:span text:style-name="Source_20_Text">models/quiz.js</text:span></text:span>: Defines quiz schema (course ID, title, questions).</text:p>
        </text:list-item>
        <text:list-item>
          <text:p text:style-name="P5"><text:span text:style-name="Strong_20_Emphasis"><text:span text:style-name="Source_20_Text">models/question.js</text:span></text:span>: Defines question schema (text, type, options, correct answer).</text:p>
        </text:list-item>
        <text:list-item>
          <text:p text:style-name="P5"><text:span text:style-name="Strong_20_Emphasis"><text:span text:style-name="Source_20_Text">models/submission.js</text:span></text:span>: Defines submission schema (user ID, quiz ID, answers, score, timestamp).</text:p>
        </text:list-item>
        <text:list-item>
          <text:p text:style-name="P5"><text:span text:style-name="Strong_20_Emphasis"><text:span text:style-name="Source_20_Text">repositories/quizRepository.js</text:span></text:span>: Database interactions for quizzes, questions, and submissions.</text:p>
        </text:list-item>
        <text:list-item>
          <text:p text:style-name="P5"><text:span text:style-name="Strong_20_Emphasis"><text:span text:style-name="Source_20_Text">services/quizService.js</text:span></text:span>: Business logic for creating quizzes, retrieving questions, processing and grading submissions (simulated grading logic), and calculating scores.</text:p>
        </text:list-item>
        <text:list-item>
          <text:p text:style-name="P5"><text:span text:style-name="Strong_20_Emphasis"><text:span text:style-name="Source_20_Text">controllers/quizController.js</text:span></text:span>: Handles API requests for quizzes and submissions.</text:p>
        </text:list-item>
        <text:list-item>
          <text:p text:style-name="P5"><text:span text:style-name="Strong_20_Emphasis"><text:span text:style-name="Source_20_Text">routes/quizRoutes.js</text:span></text:span>: Defines API routes (e.g., <text:span text:style-name="Source_20_Text">/quizzes/:id</text:span>, <text:span text:style-name="Source_20_Text">/quizzes/:id/submit</text:span>).</text:p>
        </text:list-item>
        <text:list-item>
          <text:p text:style-name="P5"><text:span text:style-name="Strong_20_Emphasis"><text:span text:style-name="Source_20_Text">workers/gradingWorker.js</text:span></text:span>: (If implementing worker threads) Contains the heavy grading logic, triggered by messages or internal events.</text:p>
        </text:list-item>
        <text:list-item>
          <text:p text:style-name="P5"><text:span text:style-name="Strong_20_Emphasis"><text:span text:style-name="Source_20_Text">events/producers/quizEventProducer.js</text:span></text:span>: Publishes events like <text:span text:style-name="Source_20_Text">quiz.submitted</text:span>, <text:span text:style-name="Source_20_Text">quiz.graded</text:span>.</text:p>
        </text:list-item>
        <text:list-item>
          <text:p text:style-name="P5"><text:span text:style-name="Strong_20_Emphasis"><text:span text:style-name="Source_20_Text">events/consumers/lessonEventConsumer.js</text:span></text:span>: Might consume <text:span text:style-name="Source_20_Text">lesson.completed</text:span> to unlock quizzes.</text:p>
        </text:list-item>
      </text:list>
      <text:h text:style-name="Heading_20_3" text:outline-level="3">5. Gamification &amp; Achievement Service</text:h>
      <text:p text:style-name="Text_20_body"><text:span text:style-name="Strong_20_Emphasis">Purpose:</text:span> Defines and tracks gamified elements like points, badges, and leaderboards.</text:p>
      <text:list xml:id="list1884290764" text:style-name="L6">
        <text:list-item>
          <text:p text:style-name="P6"><text:soft-page-break/><text:span text:style-name="Strong_20_Emphasis"><text:span text:style-name="Source_20_Text">models/userPoints.js</text:span></text:span>: Defines schema for user points.</text:p>
        </text:list-item>
        <text:list-item>
          <text:p text:style-name="P6"><text:span text:style-name="Strong_20_Emphasis"><text:span text:style-name="Source_20_Text">models/badge.js</text:span></text:span>: Defines badge metadata schema (name, description, criteria).</text:p>
        </text:list-item>
        <text:list-item>
          <text:p text:style-name="P6"><text:span text:style-name="Strong_20_Emphasis"><text:span text:style-name="Source_20_Text">models/userAchievement.js</text:span></text:span>: Defines schema for awarded badges/achievements to users.</text:p>
        </text:list-item>
        <text:list-item>
          <text:p text:style-name="P6"><text:span text:style-name="Strong_20_Emphasis"><text:span text:style-name="Source_20_Text">repositories/gamificationRepository.js</text:span></text:span>: Database interactions for points, badges, achievements.</text:p>
        </text:list-item>
        <text:list-item>
          <text:p text:style-name="P6"><text:span text:style-name="Strong_20_Emphasis"><text:span text:style-name="Source_20_Text">services/gamificationService.js</text:span></text:span>: Business logic for awarding points, evaluating achievement criteria based on events, managing leaderboards, and redeeming rewards.</text:p>
        </text:list-item>
        <text:list-item>
          <text:p text:style-name="P6"><text:span text:style-name="Strong_20_Emphasis"><text:span text:style-name="Source_20_Text">controllers/gamificationController.js</text:span></text:span>: Handles API requests for leaderboards, user achievements.</text:p>
        </text:list-item>
        <text:list-item>
          <text:p text:style-name="P6"><text:span text:style-name="Strong_20_Emphasis"><text:span text:style-name="Source_20_Text">routes/gamificationRoutes.js</text:span></text:span>: Defines API routes (e.g., <text:span text:style-name="Source_20_Text">/leaderboard</text:span>, <text:span text:style-name="Source_20_Text">/users/:id/achievements</text:span>).</text:p>
        </text:list-item>
        <text:list-item>
          <text:p text:style-name="P6"><text:span text:style-name="Strong_20_Emphasis"><text:span text:style-name="Source_20_Text">events/consumers/enrollmentEventConsumer.js</text:span></text:span>: Consumes <text:span text:style-name="Source_20_Text">course.enrolled</text:span>, <text:span text:style-name="Source_20_Text">lesson.completed</text:span>, <text:span text:style-name="Source_20_Text">module.completed</text:span>, <text:span text:style-name="Source_20_Text">course.completed</text:span> to award points/badges.</text:p>
        </text:list-item>
        <text:list-item>
          <text:p text:style-name="P6"><text:span text:style-name="Strong_20_Emphasis"><text:span text:style-name="Source_20_Text">events/consumers/quizEventConsumer.js</text:span></text:span>: Consumes <text:span text:style-name="Source_20_Text">quiz.graded</text:span> to award points/badges for quiz performance.</text:p>
        </text:list-item>
        <text:list-item>
          <text:p text:style-name="P6"><text:span text:style-name="Strong_20_Emphasis"><text:span text:style-name="Source_20_Text">workers/leaderboardWorker.js</text:span></text:span>: (If implementing worker threads) For re-calculating complex leaderboards periodically.</text:p>
        </text:list-item>
        <text:list-item>
          <text:p text:style-name="P6"><text:span text:style-name="Strong_20_Emphasis"><text:span text:style-name="Source_20_Text">events/producers/gamificationEventProducer.js</text:span></text:span>: Publishes events like <text:span text:style-name="Source_20_Text">points.awarded</text:span>, <text:span text:style-name="Source_20_Text">badge.awarded</text:span>, <text:span text:style-name="Source_20_Text">leaderboard.updated</text:span>.</text:p>
        </text:list-item>
      </text:list>
      <text:h text:style-name="Heading_20_3" text:outline-level="3">6. Notification Service</text:h>
      <text:p text:style-name="Text_20_body"><text:span text:style-name="Strong_20_Emphasis">Purpose:</text:span> Sends alerts to users via simulated emails or in-app notifications.</text:p>
      <text:list xml:id="list1801968278" text:style-name="L7">
        <text:list-item>
          <text:p text:style-name="P7"><text:span text:style-name="Strong_20_Emphasis"><text:span text:style-name="Source_20_Text">services/notificationService.js</text:span></text:span>: Contains logic for formatting and dispatching various types of notifications.</text:p>
        </text:list-item>
        <text:list-item>
          <text:p text:style-name="P7"><text:span text:style-name="Strong_20_Emphasis"><text:span text:style-name="Source_20_Text">events/consumers/userEventConsumer.js</text:span></text:span>: Consumes <text:span text:style-name="Source_20_Text">user.registered</text:span> for welcome emails.</text:p>
        </text:list-item>
        <text:list-item>
          <text:p text:style-name="P7"><text:span text:style-name="Strong_20_Emphasis"><text:span text:style-name="Source_20_Text">events/consumers/enrollmentEventConsumer.js</text:span></text:span>: Consumes <text:span text:style-name="Source_20_Text">course.enrolled</text:span>, <text:span text:style-name="Source_20_Text">course.completed</text:span> for confirmations.</text:p>
        </text:list-item>
        <text:list-item>
          <text:p text:style-name="P7"><text:span text:style-name="Strong_20_Emphasis"><text:span text:style-name="Source_20_Text">events/consumers/quizEventConsumer.js</text:span></text:span>: Consumes <text:span text:style-name="Source_20_Text">quiz.graded</text:span> for result notifications.</text:p>
        </text:list-item>
        <text:list-item>
          <text:p text:style-name="P7"><text:span text:style-name="Strong_20_Emphasis"><text:span text:style-name="Source_20_Text">events/consumers/gamificationEventConsumer.js</text:span></text:span>: Consumes <text:span text:style-name="Source_20_Text">badge.awarded</text:span> for achievement notifications.</text:p>
        </text:list-item>
        <text:list-item>
          <text:p text:style-name="P7"><text:span text:style-name="Strong_20_Emphasis"><text:span text:style-name="Source_20_Text">providers/emailProvider.js</text:span></text:span>: (Simulated) Integration with an email sending service.</text:p>
        </text:list-item>
        <text:list-item>
          <text:p text:style-name="P7"><text:soft-page-break/><text:span text:style-name="Strong_20_Emphasis"><text:span text:style-name="Source_20_Text">providers/smsProvider.js</text:span></text:span>: (Simulated) Integration with an SMS sending service.</text:p>
        </text:list-item>
      </text:list>
      <text:h text:style-name="Heading_20_3" text:outline-level="3">7. Analytics &amp; Reporting Service</text:h>
      <text:p text:style-name="Text_20_body"><text:span text:style-name="Strong_20_Emphasis">Purpose:</text:span> Captures and stores user activities, course progress, quiz results, and gamification data; performs aggregated analysis.</text:p>
      <text:list xml:id="list185003564" text:style-name="L8">
        <text:list-item>
          <text:p text:style-name="P8"><text:span text:style-name="Strong_20_Emphasis"><text:span text:style-name="Source_20_Text">models/activityLog.js</text:span></text:span>: Defines schema for storing raw user activity (event type, timestamp, user ID, details).</text:p>
        </text:list-item>
        <text:list-item>
          <text:p text:style-name="P8"><text:span text:style-name="Strong_20_Emphasis"><text:span text:style-name="Source_20_Text">models/reportData.js</text:span></text:span>: Defines schema for pre-aggregated report data.</text:p>
        </text:list-item>
        <text:list-item>
          <text:p text:style-name="P8"><text:span text:style-name="Strong_20_Emphasis"><text:span text:style-name="Source_20_Text">repositories/analyticsRepository.js</text:span></text:span>: Database interactions for logging and retrieving analytical data.</text:p>
        </text:list-item>
        <text:list-item>
          <text:p text:style-name="P8"><text:span text:style-name="Strong_20_Emphasis"><text:span text:style-name="Source_20_Text">services/analyticsService.js</text:span></text:span>: Business logic for processing raw activity logs, aggregating data (e.g., daily active users, course completion rates), identifying trends.</text:p>
        </text:list-item>
        <text:list-item>
          <text:p text:style-name="P8"><text:span text:style-name="Strong_20_Emphasis"><text:span text:style-name="Source_20_Text">controllers/analyticsController.js</text:span></text:span>: Handles API requests for analytical dashboards and reports.</text:p>
        </text:list-item>
        <text:list-item>
          <text:p text:style-name="P8"><text:span text:style-name="Strong_20_Emphasis"><text:span text:style-name="Source_20_Text">routes/analyticsRoutes.js</text:span></text:span>: Defines API routes (e.g., <text:span text:style-name="Source_20_Text">/analytics/dashboard</text:span>, <text:span text:style-name="Source_20_Text">/reports/course-completion</text:span>).</text:p>
        </text:list-item>
        <text:list-item>
          <text:p text:style-name="P8"><text:span text:style-name="Strong_20_Emphasis"><text:span text:style-name="Source_20_Text">events/consumers/allEventConsumer.js</text:span></text:span>: A generic consumer that captures and logs <text:span text:style-name="Emphasis">all</text:span> relevant events (<text:span text:style-name="Source_20_Text">user.*</text:span>, <text:span text:style-name="Source_20_Text">course.*</text:span>, <text:span text:style-name="Source_20_Text">lesson.*</text:span>, <text:span text:style-name="Source_20_Text">quiz.*</text:span>, <text:span text:style-name="Source_20_Text">gamification.*</text:span>).</text:p>
        </text:list-item>
        <text:list-item>
          <text:p text:style-name="P8"><text:span text:style-name="Strong_20_Emphasis"><text:span text:style-name="Source_20_Text">workers/reportGenerationWorker.js</text:span></text:span>: (If implementing worker threads) For asynchronously generating complex, long-running reports.</text:p>
        </text:list-item>
        <text:list-item>
          <text:p text:style-name="P8"><text:span text:style-name="Strong_20_Emphasis"><text:span text:style-name="Source_20_Text">workers/dataAggregationWorker.js</text:span></text:span>: For batch processing and aggregating raw activity data into summary tables.</text:p>
        </text:list-item>
        <text:list-item>
          <text:p text:style-name="P8"><text:span text:style-name="Strong_20_Emphasis"><text:span text:style-name="Source_20_Text">streams/activityStreamProcessor.js</text:span></text:span>: (If using streams for ingestion) Reads raw logs, transforms, and pipes to storage.</text:p>
        </text:list-item>
      </text:list>
      <text:h text:style-name="Heading_20_3" text:outline-level="3">8. API Gateway &amp; Real-time Dashboard (as a microservice)</text:h>
      <text:p text:style-name="Text_20_body"><text:span text:style-name="Strong_20_Emphasis">Purpose:</text:span> Unified entry point for frontend, routes requests, handles real-time updates via WebSockets.</text:p>
      <text:list xml:id="list2137082803" text:style-name="L9">
        <text:list-item>
          <text:p text:style-name="P9"><text:span text:style-name="Strong_20_Emphasis"><text:span text:style-name="Source_20_Text">routes/index.js</text:span></text:span>: Aggregates and routes requests to the appropriate backend microservices.</text:p>
        </text:list-item>
        <text:list-item>
          <text:p text:style-name="P9"><text:span text:style-name="Strong_20_Emphasis"><text:span text:style-name="Source_20_Text">middleware/authMiddleware.js</text:span></text:span>: JWT validation, potentially integrating with User &amp; Auth Service for token validation.</text:p>
        </text:list-item>
        <text:list-item>
          <text:p text:style-name="P9"><text:span text:style-name="Strong_20_Emphasis"><text:span text:style-name="Source_20_Text">websocket/server.js</text:span></text:span>: Sets up and manages WebSocket connections (<text:span text:style-name="Source_20_Text">Socket.IO</text:span>).</text:p>
        </text:list-item>
        <text:list-item>
          <text:p text:style-name="P9"><text:span text:style-name="Strong_20_Emphasis"><text:span text:style-name="Source_20_Text">websocket/handlers.js</text:span></text:span>: Defines handlers for different WebSocket events (e.g., <text:span text:style-name="Source_20_Text">subscribe-to-progress</text:span>, <text:span text:style-name="Source_20_Text">subscribe-to-leaderboard</text:span>).</text:p>
        </text:list-item>
        <text:list-item>
          <text:p text:style-name="P9"><text:soft-page-break/><text:span text:style-name="Strong_20_Emphasis"><text:span text:style-name="Source_20_Text">events/consumers/gamificationEventConsumer.js</text:span></text:span>: Consumes <text:span text:style-name="Source_20_Text">gamification.updated</text:span> events and broadcasts them to relevant WebSocket clients.</text:p>
        </text:list-item>
        <text:list-item>
          <text:p text:style-name="P9"><text:span text:style-name="Strong_20_Emphasis"><text:span text:style-name="Source_20_Text">events/consumers/enrollmentEventConsumer.js</text:span></text:span>: Consumes <text:span text:style-name="Source_20_Text">lesson.completed</text:span>, <text:span text:style-name="Source_20_Text">course.completed</text:span> and broadcasts updates to clients.</text:p>
        </text:list-item>
        <text:list-item>
          <text:p text:style-name="P9"><text:span text:style-name="Strong_20_Emphasis"><text:span text:style-name="Source_20_Text">caching/redisCache.js</text:span></text:span>: Integrates with Redis for caching user sessions, frequently requested data, or real-time dashboard data.</text:p>
        </text:list-item>
      </text:list>
      <text:p text:style-name="Text_20_body">This modular breakdown provides a clear roadmap for developing each piece of your E-learning platform independently while ensuring they can integrate seamlessly within the larger microservice architecture. Remember that the exact naming and granularity might vary based on your chosen frameworks and team convention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1:34:34.764249412</meta:creation-date>
    <dc:date>2025-06-26T11:34:42.064981318</dc:date>
    <meta:editing-duration>PT8S</meta:editing-duration>
    <meta:editing-cycles>1</meta:editing-cycles>
    <meta:document-statistic meta:table-count="0" meta:image-count="0" meta:object-count="0" meta:page-count="6" meta:paragraph-count="101" meta:word-count="1132" meta:character-count="10222" meta:non-whitespace-character-count="9270"/>
    <meta:generator>LibreOffice/7.3.7.2$Linux_X86_64 LibreOffice_project/30$Build-2</meta:generator>
  </office:meta>
</office:document-meta>
</file>